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B73A37C2F7.jpg" manifest:media-type="image/jpeg"/>
  <manifest:file-entry manifest:full-path="Pictures/100002010000006F00000064D2F10C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GillSans-Light" svg:font-family="GillSans-Light, 'Gill Sans Light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atang" svg:font-family="Batang, 바탕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712cm" fo:margin-left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4.9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431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485cm"/>
    </style:style>
    <style:style style:name="Table2" style:family="table">
      <style:table-properties style:width="13.712cm" fo:margin-left="0cm" table:align="left" style:writing-mode="lr-tb"/>
    </style:style>
    <style:style style:name="Table2.A" style:family="table-column">
      <style:table-column-properties style:column-width="5.389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323cm"/>
    </style:style>
    <style:style style:name="Table2.1" style:family="table-row">
      <style:table-row-properties style:row-height="0.6cm" fo:keep-together="always"/>
    </style:style>
    <style:style style:name="Table2.A1" style:family="table-cell">
      <style:table-cell-properties style:vertical-align="middle" fo:padding="0.097cm" fo:border-left="none" fo:border-right="none" fo:border-top="0.05pt solid #000000" fo:border-bottom="none"/>
    </style:style>
    <style:style style:name="Table2.B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margin-top="0cm" fo:margin-bottom="0cm" style:contextual-spacing="true"/>
      <style:text-properties fo:color="#002060" fo:language="es" fo:country="EC" style:language-asian="es" style:country-asian="EC"/>
    </style:style>
    <style:style style:name="P2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/>
    </style:style>
    <style:style style:name="P3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 style:text-rotation-angle="90" style:text-rotation-scale="line-height"/>
    </style:style>
    <style:style style:name="P4" style:family="paragraph" style:parent-style-name="Header">
      <style:paragraph-properties fo:margin-top="0cm" fo:margin-bottom="0cm" style:contextual-spacing="true" style:snap-to-layout-grid="false"/>
      <style:text-properties fo:color="#002060" fo:font-size="7pt" fo:language="es" fo:country="ES" style:font-size-asian="7pt" style:font-size-complex="8pt"/>
    </style:style>
    <style:style style:name="P5" style:family="paragraph" style:parent-style-name="Standard">
      <style:paragraph-properties fo:margin-top="0cm" fo:margin-bottom="0cm" style:contextual-spacing="true"/>
    </style:style>
    <style:style style:name="P6" style:family="paragraph" style:parent-style-name="Footer">
      <style:text-properties fo:font-size="14pt" fo:language="es" fo:country="EC" style:font-size-asian="14pt" style:language-asian="es" style:country-asian="EC" style:font-size-complex="14pt"/>
    </style:style>
    <style:style style:name="P7" style:family="paragraph" style:parent-style-name="Texto_20_principal_20_del_20_boletín">
      <style:paragraph-properties fo:margin-top="0cm" fo:margin-bottom="0cm" style:contextual-spacing="false" fo:line-height="100%" fo:text-align="center" style:justify-single-word="false"/>
      <style:text-properties fo:color="#002060" fo:font-size="7pt" style:font-size-asian="7pt" style:font-size-complex="7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color="#002060" fo:font-size="7pt" fo:language="es" fo:country="ES" style:font-size-asian="7pt" style:font-size-complex="7pt"/>
    </style:style>
    <style:style style:name="P9" style:family="paragraph" style:parent-style-name="Standard">
      <style:paragraph-properties fo:text-align="justify" style:justify-single-word="false"/>
      <style:text-properties officeooo:paragraph-rsid="000a4725"/>
    </style:style>
    <style:style style:name="P10" style:family="paragraph" style:parent-style-name="Standard">
      <style:paragraph-properties fo:text-align="justify" style:justify-single-word="false"/>
      <style:text-properties officeooo:rsid="001c2ac2" officeooo:paragraph-rsid="000a4725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officeooo:paragraph-rsid="000a472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91023" officeooo:paragraph-rsid="000a472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paragraph-rsid="000a4725"/>
    </style:style>
    <style:style style:name="P14" style:family="paragraph" style:parent-style-name="Table_20_Contents">
      <style:paragraph-properties fo:margin-top="0.15cm" fo:margin-bottom="0.15cm" style:contextual-spacing="false" fo:text-align="justify" style:justify-single-word="false"/>
      <style:text-properties style:font-name="Times New Roman" officeooo:rsid="00191023" officeooo:paragraph-rsid="000a4725"/>
    </style:style>
    <style:style style:name="P15" style:family="paragraph" style:parent-style-name="Table_20_Contents">
      <style:paragraph-properties fo:margin-top="0.15cm" fo:margin-bottom="0.15cm" style:contextual-spacing="false" fo:text-align="justify" style:justify-single-word="false"/>
      <style:text-properties style:font-name="Times New Roman" officeooo:paragraph-rsid="000a4725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00acbf1" officeooo:paragraph-rsid="000acbf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a4725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fo:font-size="10pt" officeooo:paragraph-rsid="000a4725" style:font-size-asian="10pt" style:font-size-complex="10pt"/>
    </style:style>
    <style:style style:name="P19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rsid="001c2ac2" officeooo:paragraph-rsid="000a4725" style:font-size-asian="11pt" style:font-weight-asian="bold" style:font-name-complex="Calibri1" style:font-size-complex="11pt" style:font-weight-complex="bold"/>
    </style:style>
    <style:style style:name="P20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rsid="000c956d" officeooo:paragraph-rsid="000a4725" style:font-size-asian="11pt" style:font-weight-asian="bold" style:font-name-complex="Calibri1" style:font-size-complex="11pt" style:font-weight-complex="bold"/>
    </style:style>
    <style:style style:name="P21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paragraph-rsid="000a4725" style:font-size-asian="11pt" style:font-weight-asian="bold" style:font-name-complex="Calibri1" style:font-size-complex="11pt" style:font-weight-complex="bold"/>
    </style:style>
    <style:style style:name="P22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font-weight="bold" officeooo:rsid="001c2ac2" officeooo:paragraph-rsid="000a4725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font-weight="bold" officeooo:paragraph-rsid="000a4725" style:font-size-asian="11pt" style:font-weight-asian="bold" style:font-size-complex="11pt" style:font-weight-complex="bold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-asian="Century Gothic" style:font-name-complex="Century Gothic"/>
    </style:style>
    <style:style style:name="T2" style:family="text">
      <style:text-properties fo:color="#002060" fo:font-size="8pt" fo:font-weight="bold" style:font-size-asian="8pt" style:font-weight-asian="bold" style:font-size-complex="8pt"/>
    </style:style>
    <style:style style:name="T3" style:family="text">
      <style:text-properties fo:color="#002060" fo:font-size="12pt" fo:font-weight="bold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f97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af975"/>
    </style:style>
    <style:style style:name="T8" style:family="text">
      <style:text-properties fo:language="es" fo:country="EC" style:font-name-complex="Calibri1"/>
    </style:style>
    <style:style style:name="T9" style:family="text">
      <style:text-properties fo:language="es" fo:country="EC" officeooo:rsid="000c956d" style:font-name-complex="Calibri1"/>
    </style:style>
    <style:style style:name="T10" style:family="text">
      <style:text-properties fo:language="es" fo:country="EC" fo:font-weight="bold" style:font-weight-asian="bold" style:font-name-complex="Calibri1" style:font-weight-complex="bold"/>
    </style:style>
    <style:style style:name="T11" style:family="text">
      <style:text-properties fo:language="es" fo:country="EC" fo:font-weight="bold" officeooo:rsid="000c956d" style:font-weight-asian="bold" style:font-name-complex="Calibri1" style:font-weight-complex="bold"/>
    </style:style>
    <style:style style:name="T12" style:family="text">
      <style:text-properties fo:language="es" fo:country="EC" fo:font-weight="normal" style:font-weight-asian="normal" style:font-name-complex="Calibri1" style:font-weight-complex="normal"/>
    </style:style>
    <style:style style:name="fr1" style:family="graphic" style:parent-style-name="Frame">
      <style:graphic-properties fo:margin-left="0.33cm" fo:margin-right="0.33cm" style:wrap="parallel" style:number-wrapped-paragraphs="no-limit" style:vertical-pos="bottom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3.448cm, 1.40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b2b2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1.016cm" fo:margin-right="1.016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5f5f5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6">ACTA DE ENTREGA RECEPCIÓN</text:p>
      <text:p text:style-name="P16"/>
      <text:p text:style-name="P9"><text:placeholder text:placeholder-type="text">&lt;for each="o in objects"&gt;</text:placeholder></text:p>
      <text:p text:style-name="P11"><text:span text:style-name="T8">En la ciudad de </text:span><text:span text:style-name="T9">Quito</text:span><text:span text:style-name="T8"> </text:span><text:span text:style-name="T10"><text:placeholder text:placeholder-type="text">&lt;divide_date(o.date)&gt;</text:placeholder></text:span><text:span text:style-name="T11"> </text:span><text:span text:style-name="T8">se suscribe la presente Acta de </text:span><text:span text:style-name="T9">entrega recepción</text:span><text:span text:style-name="T8">, por una parte: </text:span><text:span text:style-name="T11"><text:placeholder text:placeholder-type="text">&lt;o.assig_employ_id.name&gt;</text:placeholder></text:span><text:span text:style-name="T8"> en su calidad de </text:span><text:span text:style-name="T10"><text:placeholder text:placeholder-type="text">&lt;o.assig_employ_id.job_id.name&gt;</text:placeholder></text:span><text:span text:style-name="T8"> </text:span><text:span text:style-name="T9">del Instituto de <text:s/>Altos <text:s/>Estudios Nacionales, que en lo referente a esta acta es la persona que recibe y es responsable de los items entregados,</text:span><text:span text:style-name="T8"> y por otra parte </text:span><text:span text:style-name="T10"><text:placeholder text:placeholder-type="text">&lt;o.deliv_employ_id.name&gt;</text:placeholder></text:span><text:span text:style-name="T12">,</text:span><text:span text:style-name="T8"> en calidad de </text:span><text:span text:style-name="T11"><text:placeholder text:placeholder-type="text">&lt;o.deliv_employ_id.job_id.name&gt;</text:placeholder></text:span><text:span text:style-name="T8"> </text:span><text:span text:style-name="T9">del Instituto de <text:s/>Altos <text:s/>Estudios Nacionales</text:span><text:span text:style-name="T8">, </text:span><text:span text:style-name="T9">que constituye la parte que Entrega</text:span><text:span text:style-name="T8"> </text:span><text:span text:style-name="T9">los bienes; </text:span><text:span text:style-name="T8">quienes libre y voluntariamente suscriben la presente Acta de </text:span><text:span text:style-name="T9">Entrega Recepción</text:span><text:span text:style-name="T8"> </text:span><text:span text:style-name="T9">de los siguientes items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CANT.</text:p>
          </table:table-cell>
          <table:table-cell table:style-name="Table1.A1" office:value-type="string">
            <text:p text:style-name="P12">ITEMS</text:p>
          </table:table-cell>
          <table:table-cell table:style-name="Table1.C1" office:value-type="string">
            <text:p text:style-name="P12">OBSERVACIONES</text:p>
          </table:table-cell>
        </table:table-row>
        <table:table-row>
          <table:table-cell table:style-name="Table1.A2" table:number-columns-spanned="3" office:value-type="string">
            <text:p text:style-name="P13"><text:placeholder text:placeholder-type="text">&lt;for each="det in o.detail_assignment_ids"&gt;</text:placeholder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<text:placeholder text:placeholder-type="text">&lt;det.quantity&gt;</text:placeholder></text:p>
          </table:table-cell>
          <table:table-cell table:style-name="Table1.A3" office:value-type="string">
            <text:p text:style-name="P15"><text:placeholder text:placeholder-type="text">&lt;det.cod_item_id.name&gt;</text:placeholder></text:p>
            <text:p text:style-name="P15"><text:span text:style-name="T5">Cod. IAEN:</text:span><text:span text:style-name="T7"> </text:span><text:placeholder text:placeholder-type="text">&lt;det.cod_item_id.code&gt;</text:placeholder></text:p>
            <text:p text:style-name="P14"><text:span text:style-name="T4">Num. Serie:</text:span> <text:placeholder text:placeholder-type="text">&lt;det.serial_number&gt;</text:placeholder></text:p>
            <text:p text:style-name="P14"><text:span text:style-name="T4">Marca:</text:span> <text:placeholder text:placeholder-type="text">&lt;det.brand&gt;</text:placeholder> <text:span text:style-name="T4">Modelo:</text:span> <text:placeholder text:placeholder-type="text">&lt;det.model&gt;</text:placeholder></text:p>
          </table:table-cell>
          <table:table-cell table:style-name="Table1.A2" office:value-type="string">
            <text:p text:style-name="P14"><text:span text:style-name="T4">Edificio:</text:span> <text:placeholder text:placeholder-type="text">&lt;det.location_id.name&gt;</text:placeholder> - <text:placeholder text:placeholder-type="text">&lt;det.floor&gt;</text:placeholder> </text:p>
            <text:p text:style-name="P14"><text:span text:style-name="T4">Ciudad:</text:span> <text:placeholder text:placeholder-type="text">&lt;det.city_id.name&gt;</text:placeholder></text:p>
            <text:p text:style-name="P14"><text:span text:style-name="T4">Estado:</text:span> <text:placeholder text:placeholder-type="text">&lt;det.state&gt;</text:placeholder></text:p>
          </table:table-cell>
        </table:table-row>
        <table:table-row table:style-name="Table1.4">
          <table:table-cell table:style-name="Table1.A2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</table:table>
      <text:p text:style-name="P9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Recibe</text:p>
          </table:table-cell>
          <table:table-cell table:style-name="Table2.B1" office:value-type="string">
            <text:p text:style-name="P22"/>
          </table:table-cell>
          <table:table-cell table:style-name="Table2.A1" office:value-type="string">
            <text:p text:style-name="P22">Entrega</text:p>
          </table:table-cell>
        </table:table-row>
        <table:table-row table:style-name="Table2.1">
          <table:table-cell table:style-name="Table2.B1" office:value-type="string">
            <text:p text:style-name="P20"><text:placeholder text:placeholder-type="text">&lt;o.assig_employ_id.name&gt;</text:placeholder></text:p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21"><text:placeholder text:placeholder-type="text">&lt;o.deliv_employ_id.name&gt;</text:placeholder></text:p>
          </table:table-cell>
        </table:table-row>
        <table:table-row table:style-name="Table2.1">
          <table:table-cell table:style-name="Table2.B1" office:value-type="string">
            <text:p text:style-name="P21"><text:placeholder text:placeholder-type="text">&lt;o.assig_employ_id.job_id.name&gt;</text:placeholder></text:p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20"><text:placeholder text:placeholder-type="text">&lt;o.deliv_employ_id.job_id.name&gt;</text:placeholder></text:p>
          </table:table-cell>
        </table:table-row>
      </table:table>
      <text:p text:style-name="P9"><text:span text:style-name="T6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GillSans-Light" svg:font-family="GillSans-Light, 'Gill Sans Light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atang" svg:font-family="Batang, 바탕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C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orphans="2" fo:widows="2" style:writing-mode="lr-tb"/>
      <style:text-properties fo:color="#000000" style:font-name="Century Gothic" fo:font-family="'Century Gothic'" style:font-family-generic="swiss" style:font-pitch="variable" fo:font-size="9pt" fo:language="es" fo:country="EC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/>
      <style:text-properties fo:text-transform="uppercase" fo:color="#969696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 fo:keep-together="always" fo:keep-with-next="always"/>
      <style:text-properties style:font-name="Calibri" fo:font-family="Calibri" style:font-family-generic="swiss" style:font-pitch="variable" fo:font-size="13pt" style:font-name-asian="MS Gothic" style:font-family-asian="'MS Gothic', 'ＭＳ ゴシック'" style:font-family-generic-asian="modern" style:font-size-asian="13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.212cm" fo:margin-bottom="0cm" style:contextual-spacing="false"/>
    </style:style>
    <style:style style:name="Footer" style:family="paragraph" style:parent-style-name="Standard" style:class="extra">
      <style:paragraph-properties fo:margin-top="0.212cm" fo:margin-bottom="0cm" style:contextual-spacing="false"/>
    </style:style>
    <style:style style:name="Fecha" style:family="paragraph" style:parent-style-name="Standard" style:next-style-name="Standard">
      <style:text-properties fo:color="#7f7f7f" style:letter-kerning="true"/>
    </style:style>
    <style:style style:name="Cierre" style:family="paragraph" style:parent-style-name="Standard">
      <style:paragraph-properties fo:margin-top="0.212cm" fo:margin-bottom="0.071cm" style:contextual-spacing="false"/>
      <style:text-properties fo:color="#000000" style:letter-kerning="true"/>
    </style:style>
    <style:style style:name="Destinatario" style:family="paragraph" style:parent-style-name="Standard">
      <style:paragraph-properties fo:margin-top="0.212cm" fo:margin-bottom="0.212cm" style:contextual-spacing="true"/>
    </style:style>
    <style:style style:name="Texto_20_principal_20_del_20_boletín" style:display-name="Texto principal del boletín" style:family="paragraph" style:parent-style-name="Standard">
      <style:paragraph-properties fo:margin-left="0cm" fo:margin-right="0.254cm" fo:margin-top="0.423cm" fo:margin-bottom="0.229cm" style:contextual-spacing="false" fo:line-height="150%" fo:text-align="justify" style:justify-single-word="false" fo:text-indent="0cm" style:auto-text-indent="false"/>
      <style:text-properties fo:color="#000000" style:language-asian="zh" style:country-asian="CN"/>
    </style:style>
    <style:style style:name="Lista_20_con_20_viñetas" style:display-name="Lista con viñetas" style:family="paragraph" style:parent-style-name="Texto_20_principal_20_del_20_boletín" style:list-style-name="WW8Num38">
      <style:paragraph-properties fo:margin-left="0cm" fo:margin-right="0.25cm" fo:margin-top="0cm" fo:margin-bottom="0cm" style:contextual-spacing="false" fo:text-indent="0cm" style:auto-text-indent="false"/>
    </style:style>
    <style:style style:name="Documento_20_adjunto" style:display-name="Documento adjunto" style:family="paragraph" style:parent-style-name="Standard">
      <style:text-properties fo:color="#7f7f7f"/>
    </style:style>
    <style:style style:name="Nombre" style:family="paragraph" style:parent-style-name="Standard">
      <style:paragraph-properties fo:margin-top="0.212cm" fo:margin-bottom="0.423cm" style:contextual-spacing="false" fo:line-height="1.341cm"/>
      <style:text-properties style:font-name="Calibri" fo:font-family="Calibri" style:font-family-generic="swiss" style:font-pitch="variable" fo:font-size="36pt" style:font-name-asian="MS Gothic" style:font-family-asian="'MS Gothic', 'ＭＳ ゴシック'" style:font-family-generic-asian="modern" style:font-size-asian="36pt" style:font-name-complex="Times New Roman" style:font-family-complex="'Times New Roman'" style:font-family-generic-complex="roman" style:font-pitch-complex="variable"/>
    </style:style>
    <style:style style:name="Punto_20_clave" style:display-name="Punto clave" style:family="paragraph" style:parent-style-name="Standard" style:list-style-name="WW8Num43">
      <style:paragraph-properties fo:margin-top="0.106cm" fo:margin-bottom="0.106cm" style:contextual-spacing="false"/>
      <style:text-properties fo:color="#7f7f7f" fo:font-size="13pt" style:font-size-asian="13pt"/>
    </style:style>
    <style:style style:name="Información_20_de_20_contacto" style:display-name="Información de contacto" style:family="paragraph" style:parent-style-name="Standard">
      <style:paragraph-properties fo:margin-top="0.212cm" fo:margin-bottom="0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Texto_20_principal_20_del_20_boletín"/>
    <style:style style:name="Texto_20_de_20_globo" style:display-name="Texto de globo" style:family="paragraph" style:parent-style-name="Standard">
      <style:paragraph-properties fo:margin-top="0.212cm" fo:margin-bottom="0cm" style:contextual-spacing="false"/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/>
    </style:style>
    <style:style style:name="Título_20_de_20_barra_20_lateral" style:display-name="Título de barra lateral" style:family="paragraph" style:parent-style-name="Standard">
      <style:paragraph-properties fo:margin-top="0.423cm" fo:margin-bottom="0.353cm" style:contextual-spacing="false"/>
      <style:text-properties fo:color="#707070" fo:font-weight="bold" style:language-asian="zh" style:country-asian="CN" style:font-weight-asian="bold"/>
    </style:style>
    <style:style style:name="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0pt" fo:language="es" fo:country="EC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top="0.212cm" fo:margin-bottom="0cm" style:contextual-spacing="false" fo:hyphenation-ladder-count="no-limit"/>
      <style:text-properties fo:color="#000000"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_5b_Párrafo_20_básico_5d_" style:display-name="[Párrafo básico]" style:family="paragraph" style:parent-style-name="Standard">
      <style:paragraph-properties fo:margin-top="0.212cm" fo:margin-bottom="0cm" style:contextual-spacing="false" style:line-height-at-least="0.776cm" fo:text-align="justify" style:justify-single-word="false" fo:orphans="0" fo:widows="0" fo:hyphenation-ladder-count="no-limit" style:text-autospace="none" style:vertical-align="middle"/>
      <style:text-properties fo:color="#000000" style:font-name="GillSans-Light" fo:font-family="GillSans-Light, 'Gill Sans Light'" fo:font-size="12pt" fo:language="es" fo:country="ES" style:font-name-asian="Calibri" style:font-family-asian="Calibri" style:font-family-generic-asian="swiss" style:font-pitch-asian="variable" style:font-size-asian="12pt" style:font-name-complex="GillSans-Light" style:font-family-complex="GillSans-Light, 'Gill Sans Light'" style:font-size-complex="12pt" fo:hyphenate="false" fo:hyphenation-remain-char-count="2" fo:hyphenation-push-char-count="2"/>
    </style:style>
    <style:style style:name="Titulares" style:family="paragraph">
      <style:paragraph-properties fo:text-align="center" style:justify-single-word="false" fo:orphans="2" fo:widows="2"/>
      <style:text-properties fo:color="#002060" style:font-name="Arial" fo:font-family="Arial" style:font-family-generic="swiss" style:font-pitch="variable" fo:font-size="11pt" fo:language="es" fo:country="EC" fo:font-weight="bold" style:letter-kerning="true" style:font-name-asian="Batang" style:font-family-asian="Batang, 바탕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s" fo:country="EC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Categoría" style:family="paragraph" style:parent-style-name="Standard">
      <style:paragraph-properties fo:margin-top="0cm" fo:margin-bottom="0cm" style:contextual-spacing="false"/>
      <style:text-properties fo:text-transform="uppercase" fo:color="#000000" style:font-name="Calibri" fo:font-family="Calibri" style:font-family-generic="swiss" style:font-pitch="variable" fo:font-size="10pt" fo:language="es" fo:country="ES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7%" fo:keep-together="always" fo:keep-with-next="always"/>
      <style:text-properties fo:font-variant="normal" fo:text-transform="none" fo:color="#a5a5a5" style:font-name="Calibri" fo:font-family="Calibri" style:font-family-generic="swiss" style:font-pitch="variable" fo:font-size="16pt" style:font-name-asian="MS Gothic" style:font-family-asian="'MS Gothic', 'ＭＳ ゴシック'" style:font-family-generic-asian="modern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07%" fo:text-indent="0cm" style:auto-text-indent="false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07%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07%" fo:text-indent="0cm" style:auto-text-indent="false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353cm" style:contextual-spacing="false" fo:line-height="115%"/>
      <style:text-properties fo:color="#dddddd" style:font-name="Calibri" fo:font-family="Calibri" style:font-family-generic="swiss" style:font-pitch="variable" fo:font-size="12pt" fo:letter-spacing="0.026cm" fo:font-style="italic" style:font-name-asian="MS Gothic" style:font-family-asian="'MS Gothic', 'ＭＳ ゴシック'" style:font-family-generic-asian="modern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0pt" fo:language="es" fo:country="EC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9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fo:color="#7f7f7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Fecha_20_Car" style:display-name="Fecha Car" style:family="text">
      <style:text-properties fo:color="#7f7f7f" fo:font-size="10pt" style:letter-kerning="true" style:font-size-asian="10pt"/>
    </style:style>
    <style:style style:name="Cierre_20_Car" style:display-name="Cierre Car" style:family="text">
      <style:text-properties fo:color="#000000" fo:font-size="10pt" style:letter-kerning="true" style:font-size-asian="10pt"/>
    </style:style>
    <style:style style:name="Texto_20_del_20_marcador_20_de_20_posición" style:display-name="Texto del marcador de posición" style:family="text">
      <style:text-properties fo:color="#808080"/>
    </style:style>
    <style:style style:name="Título_20_1_20_Car" style:display-name="Título 1 Car" style:family="text">
      <style:text-properties fo:text-transform="uppercase" fo:color="#969696" fo:font-size="10pt" style:font-size-asian="10pt"/>
    </style:style>
    <style:style style:name="Título_20_2_20_Car" style:display-name="Título 2 Car" style:family="text">
      <style:text-properties style:font-name="Calibri" fo:font-family="Calibri" style:font-family-generic="swiss" style:font-pitch="variable" fo:font-size="13pt" style:font-name-asian="MS Gothic" style:font-family-asian="'MS Gothic', 'ＭＳ ゴシック'" style:font-family-generic-asian="modern" style:font-size-asian="13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ootnote_20_Symbol" style:display-name="Footnote Symbol" style:family="text">
      <style:text-properties style:text-position="super 58%"/>
    </style:style>
    <style:style style:name="Texto_20_nota_20_pie_20_Car" style:display-name="Texto nota pie Car" style:family="text">
      <style:text-properties fo:color="#000000"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arácter_20_de_20_categoría" style:display-name="Carácter de categoría" style:family="text">
      <style:text-properties fo:text-transform="uppercase" fo:color="#000000" fo:language="es" fo:country="ES" style:font-name-asian="MS Mincho" style:font-family-asian="'MS Mincho', 'ＭＳ 明朝'" style:font-family-generic-asian="modern"/>
    </style:style>
    <style:style style:name="Subtítulo_20_Car" style:display-name="Subtítulo Car" style:family="text">
      <style:text-properties fo:color="#dddddd" style:font-name="Calibri" fo:font-family="Calibri" style:font-family-generic="swiss" style:font-pitch="variable" fo:font-size="12pt" fo:letter-spacing="0.026cm" fo:language="es" fo:country="EC" fo:font-style="italic" style:font-name-asian="MS Gothic" style:font-family-asian="'MS Gothic', 'ＭＳ ゴシック'" style:font-family-generic-asian="modern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zmsearchresult" style:family="text" style:parent-style-name="Fuente_20_de_20_párrafo_20_predeter."/>
    <style:style style:name="object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entury Gothic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•">
        <style:list-level-properties text:list-level-position-and-space-mode="label-alignment">
          <style:list-level-label-alignment text:label-followed-by="listtab" fo:text-indent="-1.27cm" fo:margin-left="3.175cm"/>
        </style:list-level-properties>
        <style:text-properties style:font-name="Century Gothic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07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346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61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886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15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42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69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96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2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7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845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11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38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65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92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19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465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7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19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46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73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0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27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54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1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08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82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entury Gothic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&gt;">
        <style:list-level-properties text:list-level-position-and-space-mode="label-alignment">
          <style:list-level-label-alignment text:label-followed-by="space"/>
        </style:list-level-properties>
        <style:text-properties style:font-name="Calibri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1.826cm"/>
        </style:list-level-properties>
        <style:text-properties style:font-name="Courier New1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4" style:family="table">
      <style:table-properties style:width="0.663cm" table:align="margins" style:writing-mode="lr-tb"/>
    </style:style>
    <style:style style:name="Table24.A" style:family="table-column">
      <style:table-column-properties style:column-width="0.663cm" style:rel-column-width="65535*"/>
    </style:style>
    <style:style style:name="Table24.1" style:family="table-row">
      <style:table-row-properties style:min-row-height="6.86cm"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4.2" style:family="table-row">
      <style:table-row-properties style:min-row-height="0.464cm" fo:keep-together="auto"/>
    </style:style>
    <style:style style:name="MP1" style:family="paragraph" style:parent-style-name="Header">
      <style:paragraph-properties fo:margin-top="0cm" fo:margin-bottom="0cm" style:contextual-spacing="true"/>
      <style:text-properties fo:color="#002060" fo:language="es" fo:country="EC" style:language-asian="es" style:country-asian="EC"/>
    </style:style>
    <style:style style:name="MP2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 style:text-rotation-angle="90" style:text-rotation-scale="line-height"/>
    </style:style>
    <style:style style:name="MP3" style:family="paragraph" style:parent-style-name="Header">
      <style:paragraph-properties fo:margin-top="0cm" fo:margin-bottom="0cm" style:contextual-spacing="true" style:snap-to-layout-grid="false"/>
      <style:text-properties fo:color="#002060" fo:font-size="7pt" fo:language="es" fo:country="ES" style:font-size-asian="7pt" style:font-size-complex="8pt"/>
    </style:style>
    <style:style style:name="MP4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text-properties fo:font-size="14pt" fo:language="es" fo:country="EC" style:font-size-asian="14pt" style:language-asian="es" style:country-asian="EC" style:font-size-complex="14pt"/>
    </style:style>
    <style:style style:name="MP7" style:family="paragraph" style:parent-style-name="Standard">
      <style:paragraph-properties fo:margin-top="0cm" fo:margin-bottom="0cm" style:contextual-spacing="true"/>
    </style:style>
    <style:style style:name="MP8" style:family="paragraph" style:parent-style-name="Texto_20_principal_20_del_20_boletín">
      <style:paragraph-properties fo:margin-top="0cm" fo:margin-bottom="0cm" style:contextual-spacing="false" fo:line-height="100%" fo:text-align="center" style:justify-single-word="false"/>
      <style:text-properties fo:color="#002060" fo:font-size="7pt" style:font-size-asian="7pt" style:font-size-complex="7pt"/>
    </style:style>
    <style:style style:name="MP9" style:family="paragraph" style:parent-style-name="Standard">
      <style:paragraph-properties fo:margin-top="0cm" fo:margin-bottom="0cm" style:contextual-spacing="false" fo:text-align="center" style:justify-single-word="false"/>
      <style:text-properties fo:color="#002060" fo:font-size="7pt" fo:language="es" fo:country="ES" style:font-size-asian="7pt" style:font-size-complex="7pt"/>
    </style:style>
    <style:style style:name="MT1" style:family="text">
      <style:text-properties style:font-name-asian="Century Gothic" style:font-name-complex="Century Gothic"/>
    </style:style>
    <style:style style:name="MT2" style:family="text">
      <style:text-properties fo:color="#002060" fo:font-size="8pt" fo:font-weight="bold" style:font-size-asian="8pt" style:font-weight-asian="bold" style:font-size-complex="8pt"/>
    </style:style>
    <style:style style:name="MT3" style:family="text">
      <style:text-properties fo:color="#002060" fo:font-size="12pt" fo:font-weight="bold" style:font-size-asian="12pt" style:font-weight-asian="bold" style:font-size-complex="12pt"/>
    </style:style>
    <style:style style:name="Mfr1" style:family="graphic" style:parent-style-name="Frame">
      <style:graphic-properties fo:margin-left="0.33cm" fo:margin-right="0.33cm" style:wrap="parallel" style:number-wrapped-paragraphs="no-limit" style:vertical-pos="bottom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3.448cm, 1.401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gr1" style:family="graphic">
      <style:graphic-properties draw:stroke="solid" svg:stroke-width="0.018cm" svg:stroke-color="#b2b2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1.016cm" fo:margin-right="1.016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5f5f5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5.588cm" fo:margin-right="1.7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x="4.627cm" svg:width="0.663cm" draw:z-index="0"><draw:text-box fo:min-height="0.058cm"><table:table table:name="Table24" table:style-name="Table24"><table:table-column table:style-name="Table24.A"/><table:table-row table:style-name="Table24.1"><table:table-cell table:style-name="Table24.A1" office:value-type="string"><text:p text:style-name="MP2"><text:span text:style-name="MT1"><text:s text:c="11"/></text:span>Dirección de Desarrollo <text:s/>Tecnológico </text:p></table:table-cell></table:table-row><table:table-row table:style-name="Table24.2"><table:table-cell table:style-name="Table24.A1" office:value-type="string"><text:p text:style-name="MP3"/><text:p text:style-name="MP4"/><text:p text:style-name="MP4"/><text:p text:style-name="MP4"/><text:p text:style-name="MP4"/></table:table-cell></table:table-row></table:table></draw:text-box></draw:frame><draw:frame draw:style-name="Mfr2" draw:name="Imagen 4" text:anchor-type="char" svg:x="-4.318cm" svg:y="0.993cm" svg:width="2.937cm" svg:height="2.646cm" draw:z-index="6"><draw:image xlink:href="Pictures/100002010000006F00000064D2F10CA1.png" xlink:type="simple" xlink:show="embed" xlink:actuate="onLoad"/></draw:frame><draw:line text:anchor-type="char" draw:z-index="2" draw:name="Straight Connector 2" draw:style-name="Mgr1" draw:text-style-name="MP5" svg:x1="5.17cm" svg:y1="0.45cm" svg:x2="5.212cm" svg:y2="29.233cm"><text:p/></draw:line></text:p>
      </style:header>
      <style:footer>
        <text:p text:style-name="MP6"><draw:frame draw:style-name="Mfr3" draw:name="Frame1" text:anchor-type="char" svg:x="-2.18cm" svg:y="-0.09cm" svg:width="2.302cm" svg:height="0.609cm" draw:z-index="3"><draw:text-box><text:p text:style-name="MP7"><text:span text:style-name="MT2">NRO. <text:s/></text:span><text:span text:style-name="MT3"><text:page-number text:select-page="current">1</text:page-number></text:span></text:p></draw:text-box></draw:frame><draw:frame draw:style-name="Mfr4" draw:name="Imagen 8" text:anchor-type="char" svg:x="-5.318cm" svg:y="0.519cm" svg:width="4.868cm" svg:height="0.97cm" draw:z-index="1"><draw:image xlink:href="Pictures/100000000000013C000000B73A37C2F7.jpg" xlink:type="simple" xlink:show="embed" xlink:actuate="onLoad"/></draw:frame><draw:frame draw:style-name="Mfr5" draw:name="Frame2" text:anchor-type="char" svg:x="-0.27cm" svg:y="0.519cm" svg:width="14.102cm" svg:height="0.97cm" draw:z-index="5"><draw:text-box><text:p text:style-name="MP8">Instituto de Altos Estudios Nacionales <text:s/>| Av. Amazonas N37 - 271 y Villalengua esquina PBX.: 1800 - 423 6338 / 1700 - 423 6338 / (593 2) 382-9900 -www.iaen.edu.ec - Quito, Ecuador</text:p><text:p text:style-name="MP9"/></draw:text-box></draw:frame><draw:connector text:anchor-type="char" draw:z-index="4" draw:name="AutoShape 10" draw:style-name="Mgr2" draw:text-style-name="MP5" draw:type="line" svg:x1="-6.261cm" svg:y1="0.499cm" svg:x2="14.531cm" svg:y2="0.503cm" svg:d="M-6262 499l20793 4" svg:viewBox="0 0 20794 5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ructura organizacional de Desarrollo Tecnológico</dc:title>
    <meta:initial-creator>Patri</meta:initial-creator>
    <meta:creation-date>2014-07-09T14:30:00</meta:creation-date>
    <dc:creator>Xavier Pacheco</dc:creator>
    <dc:date>2014-07-09T20:56:50.498884116</dc:date>
    <meta:print-date>2014-07-09T14:26:00</meta:print-date>
    <meta:editing-cycles>3</meta:editing-cycles>
    <meta:editing-duration>P2171DT9H31M44S</meta:editing-duration>
    <meta:generator>LibreOffice/4.2.5.2$Linux_X86_64 LibreOffice_project/420m0$Build-2</meta:generator>
    <meta:document-statistic meta:table-count="3" meta:image-count="2" meta:object-count="0" meta:page-count="1" meta:paragraph-count="26" meta:word-count="167" meta:character-count="1331" meta:non-whitespace-character-count="1170"/>
    <meta:user-defined meta:name="_TemplateID">TC028350519991</meta:user-defined>
  </office:meta>
</office:document-meta>
</file>